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paign" svg:font-family="Campaign" style:font-pitch="variable" style:font-charset="x-symbol"/>
    <style:font-face style:name="Lohit Hindi1" svg:font-family="'Lohit Hindi'"/>
    <style:font-face style:name="Monospace2" svg:font-family="Monospace"/>
    <style:font-face style:name="Monospace" svg:font-family="Monospace" style:font-family-generic="roman"/>
    <style:font-face style:name="Monospace1" svg:font-family="Monospace" style:font-pitch="fixed"/>
    <style:font-face style:name="Droid Sans Mono1" svg:font-family="'Droid Sans Mono'" style:font-family-generic="swiss" style:font-pitch="fixed"/>
    <style:font-face style:name="Droid Sans Mono" svg:font-family="'Droid Sans Mono'" style:font-adornments="Běžné" style:font-family-generic="swiss" style:font-pitch="fixed"/>
    <style:font-face style:name="CMU Concrete" svg:font-family="'CMU Concrete'" style:font-pitch="variable"/>
    <style:font-face style:name="CMU Typewriter Text" svg:font-family="'CMU Typewriter Text'" style:font-family-generic="modern" style:font-pitch="variable"/>
    <style:font-face style:name="DejaVu Serif" svg:font-family="'DejaVu Serif'" style:font-adornments="Kurzíva" style:font-family-generic="roman" style:font-pitch="variable"/>
    <style:font-face style:name="DejaVu Serif1" svg:font-family="'DejaVu Serif'" style:font-adornments="Tučné" style:font-family-generic="roman" style:font-pitch="variable"/>
    <style:font-face style:name="Georgia" svg:font-family="Georgia" style:font-adornments="obyčejné" style:font-family-generic="roman" style:font-pitch="variable"/>
    <style:font-face style:name="Georgia1" svg:font-family="Georgia" style:font-adornments="tučné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34812" officeooo:paragraph-rsid="00134812"/>
    </style:style>
    <style:style style:name="P2" style:family="paragraph" style:parent-style-name="Text_20_body">
      <style:text-properties officeooo:rsid="00134812" officeooo:paragraph-rsid="0018fe12"/>
    </style:style>
    <style:style style:name="P3" style:family="paragraph" style:parent-style-name="Text_20_body">
      <style:text-properties officeooo:paragraph-rsid="00134812"/>
    </style:style>
    <style:style style:name="P4" style:family="paragraph" style:parent-style-name="Text_20_body">
      <style:text-properties officeooo:paragraph-rsid="00180874"/>
    </style:style>
    <style:style style:name="P5" style:family="paragraph" style:parent-style-name="Text_20_body">
      <style:text-properties officeooo:rsid="0018fe12" officeooo:paragraph-rsid="0018fe12"/>
    </style:style>
    <style:style style:name="P6" style:family="paragraph" style:parent-style-name="Text_20_body">
      <style:text-properties officeooo:rsid="001be559" officeooo:paragraph-rsid="001be559"/>
    </style:style>
    <style:style style:name="P7" style:family="paragraph" style:parent-style-name="Text_20_body">
      <style:text-properties officeooo:paragraph-rsid="001ebfa0"/>
    </style:style>
    <style:style style:name="P8" style:family="paragraph" style:parent-style-name="Subtitle">
      <style:text-properties officeooo:rsid="000fe7dc" officeooo:paragraph-rsid="000fe7dc"/>
    </style:style>
    <style:style style:name="P9" style:family="paragraph" style:parent-style-name="Text_20_body">
      <style:text-properties officeooo:rsid="0018fe12" officeooo:paragraph-rsid="0018fe12"/>
    </style:style>
    <style:style style:name="P10" style:family="paragraph" style:parent-style-name="Text_20_body">
      <style:text-properties officeooo:rsid="00146501" officeooo:paragraph-rsid="0021349c"/>
    </style:style>
    <style:style style:name="P11" style:family="paragraph" style:parent-style-name="Text_20_body">
      <style:text-properties officeooo:paragraph-rsid="0021b4de"/>
    </style:style>
    <style:style style:name="P12" style:family="paragraph" style:parent-style-name="Text_20_body">
      <style:text-properties officeooo:rsid="000fe7dc" officeooo:paragraph-rsid="000fe7dc"/>
    </style:style>
    <style:style style:name="P13" style:family="paragraph" style:parent-style-name="Text_20_body">
      <style:text-properties officeooo:paragraph-rsid="0016b1c7"/>
    </style:style>
    <style:style style:name="P14" style:family="paragraph" style:parent-style-name="Text_20_body">
      <style:text-properties officeooo:rsid="0016b1c7" officeooo:paragraph-rsid="0016b1c7"/>
    </style:style>
    <style:style style:name="P15" style:family="paragraph" style:parent-style-name="Text_20_body">
      <style:text-properties officeooo:paragraph-rsid="00180874"/>
    </style:style>
    <style:style style:name="P16" style:family="paragraph" style:parent-style-name="Text_20_body">
      <style:text-properties officeooo:paragraph-rsid="0022e817"/>
    </style:style>
    <style:style style:name="P17" style:family="paragraph" style:parent-style-name="Text_20_body">
      <style:text-properties officeooo:rsid="00102a62" officeooo:paragraph-rsid="0023c8a2"/>
    </style:style>
    <style:style style:name="P18" style:family="paragraph" style:parent-style-name="Text_20_body">
      <style:text-properties officeooo:rsid="00134812" officeooo:paragraph-rsid="0023c8a2"/>
    </style:style>
    <style:style style:name="P19" style:family="paragraph" style:parent-style-name="Text_20_body">
      <style:text-properties officeooo:paragraph-rsid="0023c8a2"/>
    </style:style>
    <style:style style:name="P20" style:family="paragraph" style:parent-style-name="Text_20_body">
      <style:text-properties officeooo:rsid="0023c8a2" officeooo:paragraph-rsid="0023c8a2"/>
    </style:style>
    <style:style style:name="P21" style:family="paragraph" style:parent-style-name="Text_20_body">
      <style:text-properties officeooo:rsid="001a2aac" officeooo:paragraph-rsid="00241b39"/>
    </style:style>
    <style:style style:name="P22" style:family="paragraph" style:parent-style-name="Text_20_body" style:master-page-name="Standard">
      <style:paragraph-properties style:page-number="auto"/>
      <style:text-properties officeooo:paragraph-rsid="001ebfa0"/>
    </style:style>
    <style:style style:name="P23" style:family="paragraph" style:parent-style-name="Text_20_body">
      <style:paragraph-properties fo:margin-left="1.27cm" fo:margin-right="0cm" fo:text-indent="0cm" style:auto-text-indent="false"/>
      <style:text-properties officeooo:paragraph-rsid="0021b4de"/>
    </style:style>
    <style:style style:name="P24" style:family="paragraph" style:parent-style-name="Text_20_body">
      <style:paragraph-properties fo:margin-left="1.27cm" fo:margin-right="0cm" fo:text-indent="0cm" style:auto-text-indent="false"/>
      <style:text-properties officeooo:paragraph-rsid="0022e817"/>
    </style:style>
    <style:style style:name="P25" style:family="paragraph" style:parent-style-name="List" style:list-style-name="L1"/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14e3ac" officeooo:paragraph-rsid="0014e3ac"/>
    </style:style>
    <style:style style:name="P28" style:family="paragraph" style:parent-style-name="Heading_20_2">
      <style:text-properties officeooo:rsid="0011670c" officeooo:paragraph-rsid="0011670c"/>
    </style:style>
    <style:style style:name="P29" style:family="paragraph" style:parent-style-name="Heading_20_2">
      <style:text-properties officeooo:rsid="00134812" officeooo:paragraph-rsid="00134812"/>
    </style:style>
    <style:style style:name="P30" style:family="paragraph" style:parent-style-name="Heading_20_2">
      <style:text-properties officeooo:rsid="0014e3ac" officeooo:paragraph-rsid="0014e3ac"/>
    </style:style>
    <style:style style:name="P31" style:family="paragraph" style:parent-style-name="Heading_20_2">
      <style:text-properties officeooo:rsid="0014e3ac" officeooo:paragraph-rsid="0016b1c7"/>
    </style:style>
    <style:style style:name="P32" style:family="paragraph" style:parent-style-name="Heading_20_2">
      <style:text-properties officeooo:rsid="0018fe12" officeooo:paragraph-rsid="0018fe12"/>
    </style:style>
    <style:style style:name="P33" style:family="paragraph" style:parent-style-name="Podtitul_20_2">
      <style:text-properties fo:font-style="normal" officeooo:rsid="001ebfa0" officeooo:paragraph-rsid="001ebfa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b1c7" style:font-style-asian="italic" style:font-style-complex="italic"/>
    </style:style>
    <style:style style:name="T3" style:family="text">
      <style:text-properties fo:font-style="italic" officeooo:rsid="0021b4de" style:font-style-asian="italic" style:font-style-complex="italic"/>
    </style:style>
    <style:style style:name="T4" style:family="text">
      <style:text-properties fo:font-style="italic" officeooo:rsid="0022e817" style:font-style-asian="italic" style:font-style-complex="italic"/>
    </style:style>
    <style:style style:name="T5" style:family="text">
      <style:text-properties fo:font-style="italic" officeooo:rsid="0023c8a2" style:font-style-asian="italic" style:font-style-complex="italic"/>
    </style:style>
    <style:style style:name="T6" style:family="text">
      <style:text-properties officeooo:rsid="00102a62"/>
    </style:style>
    <style:style style:name="T7" style:family="text">
      <style:text-properties officeooo:rsid="0011670c"/>
    </style:style>
    <style:style style:name="T8" style:family="text">
      <style:text-properties style:font-name="CMU Typewriter Text"/>
    </style:style>
    <style:style style:name="T9" style:family="text">
      <style:text-properties style:font-name="CMU Typewriter Text" officeooo:rsid="00134812"/>
    </style:style>
    <style:style style:name="T10" style:family="text">
      <style:text-properties style:font-name="CMU Typewriter Text" officeooo:rsid="00146501"/>
    </style:style>
    <style:style style:name="T11" style:family="text">
      <style:text-properties style:font-name="CMU Typewriter Text" officeooo:rsid="0014e3ac"/>
    </style:style>
    <style:style style:name="T12" style:family="text">
      <style:text-properties style:font-name="CMU Typewriter Text" officeooo:rsid="0016b1c7"/>
    </style:style>
    <style:style style:name="T13" style:family="text">
      <style:text-properties style:font-name="CMU Typewriter Text" officeooo:rsid="00180874"/>
    </style:style>
    <style:style style:name="T14" style:family="text">
      <style:text-properties style:font-name="CMU Typewriter Text" officeooo:rsid="0018fe12"/>
    </style:style>
    <style:style style:name="T15" style:family="text">
      <style:text-properties style:font-name="CMU Typewriter Text" officeooo:rsid="001d024d"/>
    </style:style>
    <style:style style:name="T16" style:family="text">
      <style:text-properties style:font-name="CMU Typewriter Text" officeooo:rsid="0021349c"/>
    </style:style>
    <style:style style:name="T17" style:family="text">
      <style:text-properties style:font-name="CMU Typewriter Text" officeooo:rsid="0021b4de"/>
    </style:style>
    <style:style style:name="T18" style:family="text">
      <style:text-properties style:font-name="CMU Typewriter Text" officeooo:rsid="0018bcfb"/>
    </style:style>
    <style:style style:name="T19" style:family="text">
      <style:text-properties officeooo:rsid="00134812"/>
    </style:style>
    <style:style style:name="T20" style:family="text">
      <style:text-properties officeooo:rsid="00146501"/>
    </style:style>
    <style:style style:name="T21" style:family="text">
      <style:text-properties officeooo:rsid="0014e3ac"/>
    </style:style>
    <style:style style:name="T22" style:family="text">
      <style:text-properties officeooo:rsid="0016b1c7"/>
    </style:style>
    <style:style style:name="T23" style:family="text">
      <style:text-properties officeooo:rsid="00180874"/>
    </style:style>
    <style:style style:name="T24" style:family="text">
      <style:text-properties officeooo:rsid="0018fe12"/>
    </style:style>
    <style:style style:name="T25" style:family="text">
      <style:text-properties officeooo:rsid="001be559"/>
    </style:style>
    <style:style style:name="T26" style:family="text">
      <style:text-properties officeooo:rsid="001d024d"/>
    </style:style>
    <style:style style:name="T27" style:family="text">
      <style:text-properties officeooo:rsid="001ebfa0"/>
    </style:style>
    <style:style style:name="T28" style:family="text">
      <style:text-properties officeooo:rsid="0021349c"/>
    </style:style>
    <style:style style:name="T29" style:family="text">
      <style:text-properties style:font-name="CMU Typewriter Text"/>
    </style:style>
    <style:style style:name="T30" style:family="text">
      <style:text-properties style:font-name="CMU Typewriter Text" officeooo:rsid="00146501"/>
    </style:style>
    <style:style style:name="T31" style:family="text">
      <style:text-properties style:font-name="CMU Typewriter Text" officeooo:rsid="0021349c"/>
    </style:style>
    <style:style style:name="T32" style:family="text">
      <style:text-properties style:font-name="CMU Typewriter Text" officeooo:rsid="0023d9a8"/>
    </style:style>
    <style:style style:name="T33" style:family="text">
      <style:text-properties officeooo:rsid="0021b4de"/>
    </style:style>
    <style:style style:name="T34" style:family="text">
      <style:text-properties officeooo:rsid="000fe7dc"/>
    </style:style>
    <style:style style:name="T35" style:family="text">
      <style:text-properties fo:color="#000000" style:font-name="Monospace1" fo:font-size="12pt" style:font-size-asian="12pt" style:font-size-complex="12pt"/>
    </style:style>
    <style:style style:name="T36" style:family="text">
      <style:text-properties fo:color="#000000" style:font-name="Monospace1" fo:font-size="12pt" officeooo:rsid="0016b1c7" style:font-size-asian="12pt" style:font-size-complex="12pt"/>
    </style:style>
    <style:style style:name="T37" style:family="text">
      <style:text-properties fo:color="#000000" style:font-name="Monospace1" fo:font-size="12pt" officeooo:rsid="0022e817" style:font-size-asian="12pt" style:font-size-complex="12pt"/>
    </style:style>
    <style:style style:name="T38" style:family="text">
      <style:text-properties style:font-name="Monospace1" fo:font-size="12pt" style:font-size-asian="12pt" style:font-size-complex="12pt"/>
    </style:style>
    <style:style style:name="T39" style:family="text">
      <style:text-properties style:font-name="Monospace1" fo:font-size="12pt" officeooo:rsid="0021b4de" style:font-size-asian="12pt" style:font-size-complex="12pt"/>
    </style:style>
    <style:style style:name="T40" style:family="text">
      <style:text-properties fo:color="#808080" style:font-name="Monospace1" fo:font-size="12pt" style:font-size-asian="12pt" style:font-size-complex="12pt"/>
    </style:style>
    <style:style style:name="T41" style:family="text">
      <style:text-properties officeooo:rsid="0018bcfb"/>
    </style:style>
    <style:style style:name="T42" style:family="text">
      <style:text-properties officeooo:rsid="0023c8a2"/>
    </style:style>
    <style:style style:name="T43" style:family="text">
      <style:text-properties officeooo:rsid="0023d9a8"/>
    </style:style>
    <style:style style:name="T44" style:family="text">
      <style:text-properties officeooo:rsid="00241b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2cm" fo:text-indent="-0.635cm" fo:margin-left="1.4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7cm" fo:text-indent="-0.635cm" fo:margin-left="2.0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2cm" fo:text-indent="-0.635cm" fo:margin-left="2.6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7cm" fo:text-indent="-0.635cm" fo:margin-left="3.3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2cm" fo:text-indent="-0.635cm" fo:margin-left="3.9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7cm" fo:text-indent="-0.635cm" fo:margin-left="4.5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2cm" fo:text-indent="-0.635cm" fo:margin-left="5.2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7cm" fo:text-indent="-0.635cm" fo:margin-left="5.8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2cm" fo:text-indent="-0.635cm" fo:margin-left="6.5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7cm" fo:text-indent="-0.635cm" fo:margin-left="7.13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line-break/><text:line-break/><text:line-break/><text:line-break/><text:line-break/><text:line-break/><text:line-break/></text:p>
      <text:p text:style-name="P7"><text:line-break/><text:line-break/><text:line-break/></text:p>
      <text:p text:style-name="Title">Racionální kalkulačka</text:p>
      <text:p text:style-name="P8">Ondřej Hruška</text:p>
      <text:p text:style-name="Podtitul_20_2">Semestrální práce<text:line-break/>předmět<text:span text:style-name="T27">u</text:span> Programování 1</text:p>
      <text:p text:style-name="P33">2<text:span text:style-name="T42">9</text:span>. září 2013</text:p>
      <text:h text:style-name="P26" text:outline-level="1">Zadání</text:h>
      <text:p text:style-name="P19"><text:span text:style-name="T34">Program načte výraz, který může obsahovat celá čísla a operace sčítání, odčítání, násobení, dělení a mocnění a závorky, a provede jeho vyhodnocení s plnou přesností (výsledkem bude celé číslo nebo zlomek), s ohledem na prioritu operátorů a závorky; výraz je možné zadávat přímo programu nebo načítat / ukládat z / do souboru, stačí konzolové uživatelské rozhraní. </text:span></text:p>
      <text:h text:style-name="Heading_20_1" text:outline-level="1">Rozbor</text:h>
      <text:p text:style-name="P12">Vzhledem k složitosti úkolu jsem se rozhodl <text:span text:style-name="T6">k problému přistoupit co</text:span> nejobecněji, aby <text:span text:style-name="T6">systém</text:span> bylo možné snadno rozšiřovat a ladit. Projekt je rozdělen na dvě části – vyhodnocovací logiku a uživatelské rozhraní.</text:p>
      <text:h text:style-name="P28" text:outline-level="2">Vyhodnocení výrazu</text:h>
      <text:p text:style-name="P17">Zadaný řetězec je nejprve zjednodušen a následně rozdělen na jednotlivé tokeny (čísla, operátory, závorky).</text:p>
      <text:p text:style-name="P17">Z těchto tokenů je <text:span text:style-name="T7">pak</text:span> sestaven syntaktický strom, jehož vyhodnocením se získá výsledek zadaného vzorce. </text:p>
      <text:h text:style-name="P29" text:outline-level="2">Uživatelské rozhraní</text:h>
      <text:p text:style-name="P3"><text:span text:style-name="T19">Při tvorbě uživatelského rozhraní jsem se inspiroval linuxovým programem </text:span><text:span text:style-name="T9">bc</text:span>, což je <text:span text:style-name="T19">jednoduchá terminálová kalkulačka.</text:span></text:p>
      <text:p text:style-name="P1">Po spuštění se uživateli vypíše krátká informace o použití, další interakce probíhá formou zadávání příkazů.</text:p>
      <text:p text:style-name="P18">Oproti zadání <text:span text:style-name="T25">úlohy </text:span>obsahuje aplikace některé nové prvky. Uživatel má například možnost vytvářet proměnné, měnit je a používat je uvnitř <text:span text:style-name="T42">matematických</text:span> výrazů. <text:span text:style-name="T20">Dále stojí za zmínku rozšíření sady podporovaných operací o modulo (</text:span><text:span text:style-name="T10">%</text:span><text:span text:style-name="T20">) a faktoriál (</text:span><text:span text:style-name="T10">!</text:span><text:span text:style-name="T20">) a možnost vkládat desetinná čísla, která se převedou se na odpovídající zlomky (podobně jako celá čísla která jsou převedena na zlomky se jmenovatelem rovným jedné).</text:span></text:p>
      <text:p text:style-name="P10">Po zadání příkazu „<text:span text:style-name="T8">help</text:span>” se vypíše stručná nápověda, která uživateli ozřejmí základní příkazy a podporované početní operace.</text:p>
      <text:h text:style-name="Heading_20_3" text:outline-level="3"><text:span text:style-name="T28">Základní příkazy</text:span></text:h>
      <text:list xml:id="list7656395954839839630" text:style-name="L1">
        <text:list-item>
          <text:p text:style-name="P25">„<text:span text:style-name="T16">decimal</text:span><text:span text:style-name="T28">” - změna výstupního formátu (zlomek / desetinné číslo)</text:span></text:p>
        </text:list-item>
        <text:list-item>
          <text:p text:style-name="P25"><text:span text:style-name="T20">„</text:span><text:span text:style-name="T10">vars</text:span><text:span text:style-name="T20">” - vypíše seznam aktuálně uložených proměnných</text:span></text:p>
        </text:list-item>
        <text:list-item>
          <text:p text:style-name="P25"><text:span text:style-name="T20">„</text:span><text:span text:style-name="T10">load filename</text:span><text:span text:style-name="T20">” - způsobí načtení a vykonání příkazů uložených v souboru daného jména.</text:span></text:p>
        </text:list-item>
        <text:list-item>
          <text:p text:style-name="P25"><text:span text:style-name="T20">„</text:span><text:span text:style-name="T10">exit</text:span><text:span text:style-name="T20">” - ukončí aplikaci</text:span></text:p>
        </text:list-item>
      </text:list>
      <text:p text:style-name="P20"><text:soft-page-break/>Pro potřeby ladění a pro zajímavost jsou v aplikaci ponechány některé ladící příkazy:</text:p>
      <text:list xml:id="list225311946867725" text:continue-numbering="true" text:style-name="L1">
        <text:list-item>
          <text:p text:style-name="P25"><text:span text:style-name="T20">„</text:span><text:span text:style-name="T10">debug</text:span><text:span text:style-name="T20">” - aktivuje ladící režim (zobrazení seznamu tokenů a syntaktického stromu)</text:span></text:p>
        </text:list-item>
        <text:list-item>
          <text:p text:style-name="P25"><text:span text:style-name="T20">„</text:span><text:span text:style-name="T8">utest</text:span><text:span text:style-name="T20">” - </text:span>spustí jednotkové testy knihovny RCalc</text:p>
        </text:list-item>
      </text:list>
      <text:h text:style-name="P27" text:outline-level="1">Implementace</text:h>
      <text:p text:style-name="P6"><text:span text:style-name="T21">Z</text:span>drojový kód je bohatě zdokumentován formou <text:span text:style-name="T1">JavaDoc</text:span>, neměl by tedy být problém se v něm orientovat. Komentáře jsou v souladu s obecně doporučovanými postupy psány anglicky.</text:p>
      <text:h text:style-name="P30" text:outline-level="2">Rozdělení kódu</text:h>
      <text:p text:style-name="P11"><text:span text:style-name="T21">S cílem zajistit co největší modularitu a umožnit případné použití pro další projekty byl kód rozdělen na balíčky </text:span><text:span text:style-name="T11">rcalc</text:span> <text:span text:style-name="T21">a </text:span><text:span text:style-name="T16">calculator</text:span><text:span text:style-name="T21">. Balíček </text:span><text:span text:style-name="T11">rcalc</text:span><text:span text:style-name="T21"> poskytuje obecně použitelné třídy pro vyhodnocování výrazů a správu proměnných (slouží jako knihovna), zatímco balíček </text:span><text:span text:style-name="T16">calculator</text:span><text:span text:style-name="T21"> obsahuje uživatelské rozhraní a hlavní třídu aplikace. </text:span></text:p>
      <text:h text:style-name="P31" text:outline-level="2">Průběh vyhodnocení výrazu</text:h>
      <text:p text:style-name="P13"><text:span text:style-name="T21">Po potvrzení zadaného řetězce klávesou </text:span><text:span text:style-name="T2">Return</text:span><text:span text:style-name="T22"> je text převeden na malá písmena, jsou oříznuty bílé znaky na krajích a výraz je postupně porovnán s jednotlivými příkazy (např. </text:span><text:span text:style-name="T15">load</text:span><text:span text:style-name="T26">, </text:span><text:span text:style-name="T15">help</text:span><text:span text:style-name="T26">, </text:span><text:span text:style-name="T15">vars</text:span><text:span text:style-name="T26">, </text:span><text:span text:style-name="T15">exit</text:span> a <text:span text:style-name="T33">pod.). Pokud se s některým shoduje, funkce přiřazená příkazu se vykoná.</text:span></text:p>
      <text:p text:style-name="P13"><text:span text:style-name="T22">V případě, že řetězec neodpovídá žádnému příkazu, je předán instanci třídy </text:span><text:span text:style-name="T12">RCalcSession</text:span><text:span text:style-name="T22">, která obstarává správu proměnných a zprostředkovává vyhodnocení výrazů třídou </text:span><text:span text:style-name="T12">R</text:span><text:span text:style-name="T17">c</text:span><text:span text:style-name="T12">alc</text:span><text:span text:style-name="T22">.</text:span></text:p>
      <text:p text:style-name="P23"><text:span text:style-name="T2">Příklad zadaného výrazu:</text:span><text:span text:style-name="T22"><text:line-break/></text:span><text:span text:style-name="T38">5(10+1)(4!*3</text:span><text:span text:style-name="T39">^</text:span><text:span text:style-name="T38">2)-12/7+2</text:span></text:p>
      <text:p text:style-name="P14">Třída <text:span text:style-name="T8">RCalc</text:span> se stará o vlastní vyhodnocení výrazu a chytání výjimek. Výraz je nejprve předán instanci třídy <text:span text:style-name="T8">Tokenizer</text:span>, která provede řadu úprav pomocí regulárních výrazů a následně řetězec rozdělí na tokeny. Tyto jsou vloženy do objektu typu <text:span text:style-name="T8">TokenList</text:span>, který rozšiřuje <text:span text:style-name="T8">ArrayList</text:span> z <text:span text:style-name="T8">java.utils</text:span>.</text:p>
      <text:p text:style-name="P23"><text:span text:style-name="T4">Zadaný výraz</text:span><text:span text:style-name="T3"> rozdělen</text:span><text:span text:style-name="T4">ý</text:span><text:span text:style-name="T3"> na tokeny:</text:span><text:span text:style-name="T22"><text:line-break/></text:span><text:span text:style-name="T35">5,*,(,10,+,1,),*,(,4,!,*,(,3,),^,2,),+,-12,/,7,+,2</text:span></text:p>
      <text:p text:style-name="P4"><text:span text:style-name="T22">Zavoláním metody </text:span><text:span text:style-name="T12">parse()</text:span><text:span text:style-name="T22"> na vzniklém </text:span><text:span text:style-name="T12">TokenListu</text:span> <text:span text:style-name="T22">se zahájí tvorba syntaktického stromu.</text:span></text:p>
      <text:p text:style-name="P4"><text:soft-page-break/><text:span text:style-name="T22">Nejprve jsou ze seznamu tokenů vyjmuty obsahy závorek, které jsou následně vloženy do menších </text:span><text:span text:style-name="T12">TokenListů</text:span><text:span text:style-name="T22">, přeloženy a vráceny zpět</text:span>. <text:span text:style-name="T23">To je umožněno tím, že jak tokeny, tak i </text:span><text:span text:style-name="T13">TokenList</text:span><text:span text:style-name="T23"> a všechny prvky syntaktického stromu implementují rozhraní </text:span><text:span text:style-name="T13">IToken</text:span><text:span text:style-name="T23">, je tedy možné je uchovávat ve společ</text:span>ném seznamu.</text:p>
      <text:p text:style-name="P4"><text:span text:style-name="T23">Po zpracování závorek jsou postupně všechny tokeny představující aritmetické operátory nahrazeny instancemi tříd, které rozšiřují abstraktní třídu </text:span><text:span text:style-name="T13">Operation</text:span><text:span text:style-name="T23">. Každá operace si uchovává své operandy v soukromých proměnných, postupně tedy dochází k zjednodušení </text:span><text:span text:style-name="T13">TokenListu</text:span><text:span text:style-name="T23"> na jedinou </text:span><text:span text:style-name="T13">Operation</text:span>, <text:span text:style-name="T23">která tvoří kořenový uzel vzniklého syntaktického stromu.</text:span></text:p>
      <text:p text:style-name="P23"><text:span text:style-name="T4">Výsledný</text:span><text:span text:style-name="T3"> syntaktick</text:span><text:span text:style-name="T4">ý</text:span><text:span text:style-name="T3"> strom:</text:span><text:span text:style-name="T22"><text:line-break/></text:span><text:span text:style-name="T36">ADD</text:span><text:span text:style-name="T35">{<text:line-break/></text:span><text:span text:style-name="T40">.</text:span><text:span text:style-name="T35"><text:tab/>ADD{<text:line-break/></text:span><text:span text:style-name="T40">.<text:tab/>.</text:span><text:span text:style-name="T35"><text:tab/>MUL{<text:line-break/></text:span><text:span text:style-name="T40">.<text:tab/>.<text:tab/>.<text:tab/></text:span><text:span text:style-name="T35">MUL{<text:line-break/></text:span><text:span text:style-name="T40">.<text:tab/>.<text:tab/>.<text:tab/>.<text:tab/></text:span><text:span text:style-name="T35">5,<text:line-break/></text:span><text:span text:style-name="T40">.<text:tab/>.<text:tab/>.<text:tab/>.<text:tab/></text:span><text:span text:style-name="T35">ADD{10,1}<text:line-break/></text:span><text:span text:style-name="T40">.<text:tab/>.<text:tab/>.<text:tab/></text:span><text:span text:style-name="T35">},<text:line-break/></text:span><text:span text:style-name="T40">.<text:tab/>.<text:tab/>.<text:tab/></text:span><text:span text:style-name="T35">MUL{<text:line-break/></text:span><text:span text:style-name="T40">.<text:tab/>.<text:tab/>.<text:tab/>.<text:tab/></text:span><text:span text:style-name="T35">FCT{4},<text:line-break/></text:span><text:span text:style-name="T40">.<text:tab/>.<text:tab/>.<text:tab/>.<text:tab/></text:span><text:span text:style-name="T35">POW{3,2}<text:line-break/></text:span><text:span text:style-name="T40">.<text:tab/>.<text:tab/>.<text:tab/></text:span><text:span text:style-name="T35">}<text:line-break/></text:span><text:span text:style-name="T40">.<text:tab/>.<text:tab/></text:span><text:span text:style-name="T35">},<text:line-break/></text:span><text:span text:style-name="T40">.<text:tab/>.<text:tab/></text:span><text:span text:style-name="T35">DIV{-12,7}<text:line-break/></text:span><text:span text:style-name="T40">.<text:tab/></text:span><text:span text:style-name="T35">},<text:line-break/></text:span><text:span text:style-name="T40">.<text:tab/></text:span><text:span text:style-name="T35">2<text:line-break/>}</text:span></text:p>
      <text:p text:style-name="P16"><text:span text:style-name="T23">Jak </text:span><text:span text:style-name="T18">Operation</text:span><text:span text:style-name="T41">, tak i </text:span><text:span text:style-name="T15">Fraction</text:span><text:span text:style-name="T41"> (třída znázorňující zlomky) implementují rozhraní </text:span><text:span text:style-name="T18">IEvaluable</text:span><text:span text:style-name="T41">. Díky tomu stačí na kořeni syntaktického stromu zavolat metodu </text:span><text:span text:style-name="T18">evaluate()</text:span><text:span text:style-name="T41"> a celý výraz se vyhodnotí. Návratovou hodnotou je výsledný zlomek.</text:span></text:p>
      <text:p text:style-name="P24"><text:span text:style-name="T5">Vypočtený v</text:span><text:span text:style-name="T4">ýsled</text:span><text:span text:style-name="T5">ek</text:span><text:span text:style-name="T3">:</text:span><text:span text:style-name="T22"><text:line-break/></text:span><text:span text:style-name="T37">83162/7</text:span></text:p>
      <text:h text:style-name="P32" text:outline-level="2"><text:soft-page-break/>Datový typ „Fraction”</text:h>
      <text:p text:style-name="P2">Pro znázornění zlomků slouží datový typ <text:span text:style-name="T14">Fraction</text:span><text:span text:style-name="T24"> </text:span>obsahující celočíselné proměnné představující čitatel a jmenovatel. Součástí zlomku jsou i metody pro různé aritmetické operace.</text:p>
      <text:p text:style-name="P5">Všechna celá čísla jsou při parsování převedena na zlomky s čitatelem rovným jedné, čímž je vyhodnocování velmi zjednodušeno.</text:p>
      <text:p text:style-name="P5">Vzhledem k požadavku na přesné vyjádření výsledku nebylo možné použít desetinné datové typy (<text:span text:style-name="T8">float</text:span>, <text:span text:style-name="T8">double</text:span>) a celočíselné typy (<text:span text:style-name="T8">int</text:span>, <text:span text:style-name="T8">long</text:span>) neposkytují dostatečný počet míst <text:span text:style-name="T26">(např. pro výpočet vysokých mocnin či faktoriálu)</text:span>. Proto jsem pro uložení číselné hodnoty zvolil <text:span text:style-name="T26">typ</text:span> <text:span text:style-name="T8">BigInteger</text:span>, kter<text:span text:style-name="T26">ý</text:span> dokáže pojmout i velmi vysoká celá čísla.</text:p>
      <text:p text:style-name="P21">Pro případ, kdy uživatel <text:span text:style-name="T44">potřebuje</text:span> výsledek v desetinném formátu, má <text:span text:style-name="T44">třída</text:span> <text:span text:style-name="T8">Fraction</text:span> metodu <text:span text:style-name="T8">getDoubleValue()</text:span>, která vrátí přibližný výsledek typu <text:span text:style-name="T8">double</text:span>.</text:p>
      <text:p text:style-name="P21"><text:span text:style-name="T32">Fraction</text:span><text:span text:style-name="T43"> také poskytuje veřejné metody pro získání čitatele a jmenovatele jako </text:span><text:span text:style-name="T32">BigInteger</text:span><text:span text:style-name="T43">, což se může hodit při dalším programovém zpracování výsledku. Metoda </text:span><text:span text:style-name="T32">toString()</text:span><text:span text:style-name="T43"> vrací řetězec ve formátu </text:span><text:span text:style-name="T32">čitatel/jmenovatel</text:span><text:span text:style-name="T4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ampaign" svg:font-family="Campaign" style:font-pitch="variable" style:font-charset="x-symbol"/>
    <style:font-face style:name="Lohit Hindi1" svg:font-family="'Lohit Hindi'"/>
    <style:font-face style:name="Monospace2" svg:font-family="Monospace"/>
    <style:font-face style:name="Monospace" svg:font-family="Monospace" style:font-family-generic="roman"/>
    <style:font-face style:name="Monospace1" svg:font-family="Monospace" style:font-pitch="fixed"/>
    <style:font-face style:name="Droid Sans Mono1" svg:font-family="'Droid Sans Mono'" style:font-family-generic="swiss" style:font-pitch="fixed"/>
    <style:font-face style:name="Droid Sans Mono" svg:font-family="'Droid Sans Mono'" style:font-adornments="Běžné" style:font-family-generic="swiss" style:font-pitch="fixed"/>
    <style:font-face style:name="CMU Concrete" svg:font-family="'CMU Concrete'" style:font-pitch="variable"/>
    <style:font-face style:name="CMU Typewriter Text" svg:font-family="'CMU Typewriter Text'" style:font-family-generic="modern" style:font-pitch="variable"/>
    <style:font-face style:name="DejaVu Serif" svg:font-family="'DejaVu Serif'" style:font-adornments="Kurzíva" style:font-family-generic="roman" style:font-pitch="variable"/>
    <style:font-face style:name="DejaVu Serif1" svg:font-family="'DejaVu Serif'" style:font-adornments="Tučné" style:font-family-generic="roman" style:font-pitch="variable"/>
    <style:font-face style:name="Georgia" svg:font-family="Georgia" style:font-adornments="obyčejné" style:font-family-generic="roman" style:font-pitch="variable"/>
    <style:font-face style:name="Georgia1" svg:font-family="Georgia" style:font-adornments="tučné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size="22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31cm" style:contextual-spacing="false" fo:line-height="0.7cm" style:page-number="auto"/>
      <style:text-properties style:font-name="DejaVu Sans Condensed" fo:font-size="14pt" style:font-size-asian="10.5pt"/>
    </style:style>
    <style:style style:name="List" style:family="paragraph" style:parent-style-name="Text_20_body" style:class="list">
      <style:paragraph-properties fo:margin-top="0cm" fo:margin-bottom="0.21cm" style:contextual-spacing="false"/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Georgia1" fo:font-size="32pt" fo:font-style="normal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" fo:font-size="20pt" fo:font-style="normal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621cm" fo:margin-bottom="0.21cm" style:contextual-spacing="false" style:page-number="auto" fo:break-before="page" fo:background-color="transparent" style:shadow="none">
        <style:tab-stops/>
        <style:background-image/>
      </style:paragraph-properties>
      <style:text-properties style:font-name="DejaVu Serif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21cm" fo:margin-bottom="0.21cm" style:contextual-spacing="false" style:page-number="auto"/>
      <style:text-properties style:font-name="DejaVu Serif" fo:font-size="18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52cm" fo:margin-bottom="0.21cm" style:contextual-spacing="false" style:page-number="auto"/>
      <style:text-properties style:font-name="DejaVu Serif1" fo:font-size="14pt" fo:font-weight="bold" style:font-size-asian="14pt" style:font-weight-asian="bold" style:font-size-complex="14pt" style:font-weight-complex="bold"/>
    </style:style>
    <style:style style:name="Podtitul_20_2" style:display-name="Podtitul 2" style:family="paragraph" style:parent-style-name="Subtitle">
      <style:paragraph-properties>
        <style:tab-stops/>
      </style:paragraph-properties>
      <style:text-properties style:font-name="DejaVu Sans Condensed" fo:font-size="12pt" fo:font-style="normal" fo:font-weight="150"/>
    </style:style>
    <style:style style:name="Source" style:family="paragraph" style:parent-style-name="Text_20_body" style:master-page-name="">
      <style:paragraph-properties fo:keep-together="always" style:page-number="auto"/>
      <style:text-properties style:font-name="Droid Sans Mono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20:30:39.913696393</meta:creation-date>
    <dc:date>2013-09-29T22:53:10.563384847</dc:date>
    <meta:editing-duration>PT3H14M16S</meta:editing-duration>
    <meta:editing-cycles>18</meta:editing-cycles>
    <meta:generator>LibreOffice/4.1.1.2$Linux_x86 LibreOffice_project/410m0$Build-2</meta:generator>
    <meta:document-statistic meta:table-count="0" meta:image-count="0" meta:object-count="0" meta:page-count="7" meta:paragraph-count="48" meta:word-count="839" meta:character-count="5775" meta:non-whitespace-character-count="4974"/>
  </office:meta>
</office:document-meta>
</file>